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ScriptingCommandConstants" style:family="table">
      <style:table-properties style:width="6.2681in" table:align="margins"/>
    </style:style>
    <style:style style:name="ScriptingCommandConstants.A" style:family="table-column">
      <style:table-column-properties style:column-width="1.9271in" style:rel-column-width="20148*"/>
    </style:style>
    <style:style style:name="ScriptingCommandConstants.B" style:family="table-column">
      <style:table-column-properties style:column-width="4.341in" style:rel-column-width="45387*"/>
    </style:style>
    <style:style style:name="ScriptingCommandConstants.A1" style:family="table-cell">
      <style:table-cell-properties fo:padding="0.0382in" fo:border-left="0.0007in solid #000000" fo:border-right="none" fo:border-top="0.0007in solid #000000" fo:border-bottom="0.0007in solid #000000"/>
    </style:style>
    <style:style style:name="ScriptingCommandConstants.B1" style:family="table-cell">
      <style:table-cell-properties fo:padding="0.0382in" fo:border="0.0007in solid #000000"/>
    </style:style>
    <style:style style:name="ScriptingCommandConstants.A2" style:family="table-cell">
      <style:table-cell-properties fo:padding="0.0382in" fo:border-left="0.0007in solid #000000" fo:border-right="none" fo:border-top="none" fo:border-bottom="0.0007in solid #000000"/>
    </style:style>
    <style:style style:name="ScriptingCommandConstants.B2" style:family="table-cell">
      <style:table-cell-properties fo:padding="0.0382in" fo:border-left="0.0007in solid #000000" fo:border-right="0.0007in solid #000000" fo:border-top="none" fo:border-bottom="0.0007in solid #000000"/>
    </style:style>
    <style:style style:name="HandlerSuite" style:family="table">
      <style:table-properties style:width="6.2681in" table:align="margins"/>
    </style:style>
    <style:style style:name="HandlerSuite.A" style:family="table-column">
      <style:table-column-properties style:column-width="1.2708in" style:rel-column-width="13287*"/>
    </style:style>
    <style:style style:name="HandlerSuite.B" style:family="table-column">
      <style:table-column-properties style:column-width="1.1458in" style:rel-column-width="11980*"/>
    </style:style>
    <style:style style:name="HandlerSuite.C" style:family="table-column">
      <style:table-column-properties style:column-width="0.9792in" style:rel-column-width="10237*"/>
    </style:style>
    <style:style style:name="HandlerSuite.D" style:family="table-column">
      <style:table-column-properties style:column-width="2.8722in" style:rel-column-width="30031*"/>
    </style:style>
    <style:style style:name="HandlerSuite.A1" style:family="table-cell">
      <style:table-cell-properties fo:padding="0.0382in" fo:border-left="0.0007in solid #000000" fo:border-right="none" fo:border-top="0.0007in solid #000000" fo:border-bottom="0.0007in solid #000000"/>
    </style:style>
    <style:style style:name="HandlerSuite.D1" style:family="table-cell">
      <style:table-cell-properties fo:padding="0.0382in" fo:border="0.0007in solid #000000"/>
    </style:style>
    <style:style style:name="HandlerSuite.A2" style:family="table-cell">
      <style:table-cell-properties fo:padding="0.0382in" fo:border-left="0.0007in solid #000000" fo:border-right="none" fo:border-top="none" fo:border-bottom="0.0007in solid #000000"/>
    </style:style>
    <style:style style:name="HandlerSuite.D2" style:family="table-cell">
      <style:table-cell-properties fo:padding="0.0382in" fo:border-left="0.0007in solid #000000" fo:border-right="0.0007in solid #000000" fo:border-top="none" fo:border-bottom="0.0007in solid #000000"/>
    </style:style>
    <style:style style:name="SpecifierTable" style:family="table">
      <style:table-properties style:width="6.2681in" table:align="margins"/>
    </style:style>
    <style:style style:name="SpecifierTable.A" style:family="table-column">
      <style:table-column-properties style:column-width="2.2188in" style:rel-column-width="23197*"/>
    </style:style>
    <style:style style:name="SpecifierTable.B" style:family="table-column">
      <style:table-column-properties style:column-width="4.0493in" style:rel-column-width="42338*"/>
    </style:style>
    <style:style style:name="SpecifierTable.1" style:family="table-row">
      <style:table-row-properties style:keep-together="false" fo:keep-together="always"/>
    </style:style>
    <style:style style:name="SpecifierTable.A1" style:family="table-cell">
      <style:table-cell-properties fo:padding="0.0382in" fo:border-left="0.0007in solid #000000" fo:border-right="none" fo:border-top="0.0007in solid #000000" fo:border-bottom="0.0007in solid #000000"/>
    </style:style>
    <style:style style:name="SpecifierTable.B1" style:family="table-cell">
      <style:table-cell-properties fo:padding="0.0382in" fo:border="0.0007in solid #000000"/>
    </style:style>
    <style:style style:name="SpecifierTable.A2" style:family="table-cell">
      <style:table-cell-properties fo:padding="0.0382in" fo:border-left="0.0007in solid #000000" fo:border-right="none" fo:border-top="none" fo:border-bottom="0.0007in solid #000000"/>
    </style:style>
    <style:style style:name="SpecifierTable.B2" style:family="table-cell">
      <style:table-cell-properties fo:padding="0.0382in" fo:border-left="0.0007in solid #000000" fo:border-right="0.0007in solid #000000" fo:border-top="none" fo:border-bottom="0.0007in solid #000000"/>
    </style:style>
    <style:style style:name="ApplicationSuite" style:family="table">
      <style:table-properties style:width="6.2681in" table:align="margins"/>
    </style:style>
    <style:style style:name="ApplicationSuite.A" style:family="table-column">
      <style:table-column-properties style:column-width="1.2813in" style:rel-column-width="13395*"/>
    </style:style>
    <style:style style:name="ApplicationSuite.B" style:family="table-column">
      <style:table-column-properties style:column-width="1.0625in" style:rel-column-width="11108*"/>
    </style:style>
    <style:style style:name="ApplicationSuite.C" style:family="table-column">
      <style:table-column-properties style:column-width="2.3569in" style:rel-column-width="24642*"/>
    </style:style>
    <style:style style:name="ApplicationSuite.D" style:family="table-column">
      <style:table-column-properties style:column-width="1.5674in" style:rel-column-width="16390*"/>
    </style:style>
    <style:style style:name="ApplicationSuite.A1" style:family="table-cell">
      <style:table-cell-properties fo:padding="0.0382in" fo:border-left="0.0007in solid #000000" fo:border-right="none" fo:border-top="0.0007in solid #000000" fo:border-bottom="0.0007in solid #000000"/>
    </style:style>
    <style:style style:name="ApplicationSuite.D1" style:family="table-cell">
      <style:table-cell-properties fo:padding="0.0382in" fo:border="0.0007in solid #000000"/>
    </style:style>
    <style:style style:name="ApplicationSuite.A2" style:family="table-cell">
      <style:table-cell-properties fo:padding="0.0382in" fo:border-left="0.0007in solid #000000" fo:border-right="none" fo:border-top="none" fo:border-bottom="0.0007in solid #000000"/>
    </style:style>
    <style:style style:name="ApplicationSuite.D2" style:family="table-cell">
      <style:table-cell-properties fo:padding="0.0382in" fo:border-left="0.0007in solid #000000" fo:border-right="0.0007in solid #000000" fo:border-top="none" fo:border-bottom="0.0007in solid #000000"/>
    </style:style>
    <style:style style:name="WindowSuiteExcerpt" style:family="table">
      <style:table-properties style:width="6.2681in" table:align="margins"/>
    </style:style>
    <style:style style:name="WindowSuiteExcerpt.A" style:family="table-column">
      <style:table-column-properties style:column-width="1.3229in" style:rel-column-width="13831*"/>
    </style:style>
    <style:style style:name="WindowSuiteExcerpt.B" style:family="table-column">
      <style:table-column-properties style:column-width="1.0208in" style:rel-column-width="10673*"/>
    </style:style>
    <style:style style:name="WindowSuiteExcerpt.C" style:family="table-column">
      <style:table-column-properties style:column-width="2.3569in" style:rel-column-width="24642*"/>
    </style:style>
    <style:style style:name="WindowSuiteExcerpt.D" style:family="table-column">
      <style:table-column-properties style:column-width="1.5674in" style:rel-column-width="16389*"/>
    </style:style>
    <style:style style:name="WindowSuiteExcerpt.A1" style:family="table-cell">
      <style:table-cell-properties fo:padding="0.0382in" fo:border-left="0.0007in solid #000000" fo:border-right="none" fo:border-top="0.0007in solid #000000" fo:border-bottom="0.0007in solid #000000"/>
    </style:style>
    <style:style style:name="WindowSuiteExcerpt.D1" style:family="table-cell">
      <style:table-cell-properties fo:padding="0.0382in" fo:border="0.0007in solid #000000"/>
    </style:style>
    <style:style style:name="WindowSuiteExcerpt.A2" style:family="table-cell">
      <style:table-cell-properties fo:padding="0.0382in" fo:border-left="0.0007in solid #000000" fo:border-right="none" fo:border-top="none" fo:border-bottom="0.0007in solid #000000"/>
    </style:style>
    <style:style style:name="WindowSuiteExcerpt.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22pt" style:font-size-asian="22pt" style:font-size-complex="22pt"/>
    </style:style>
    <style:style style:name="P3" style:family="paragraph" style:parent-style-name="Standard">
      <style:paragraph-properties fo:text-align="center" style:justify-single-word="false"/>
      <style:text-properties style:font-name="Bitstream Vera Sans" fo:font-size="16pt" style:font-size-asian="16pt" style:font-size-complex="16pt"/>
    </style:style>
    <style:style style:name="P4" style:family="paragraph" style:parent-style-name="Standard">
      <style:text-properties officeooo:rsid="00532017" officeooo:paragraph-rsid="00532017"/>
    </style:style>
    <style:style style:name="P5" style:family="paragraph" style:parent-style-name="Standard">
      <style:text-properties officeooo:rsid="00623269" officeooo:paragraph-rsid="005f706e"/>
    </style:style>
    <style:style style:name="P6" style:family="paragraph" style:parent-style-name="Standard">
      <style:text-properties officeooo:rsid="00623269" officeooo:paragraph-rsid="00623269"/>
    </style:style>
    <style:style style:name="P7" style:family="paragraph" style:parent-style-name="Standard">
      <style:text-properties officeooo:rsid="00623269" officeooo:paragraph-rsid="0062d6b7"/>
    </style:style>
    <style:style style:name="P8" style:family="paragraph" style:parent-style-name="Standard">
      <style:text-properties officeooo:rsid="00623269" officeooo:paragraph-rsid="00845c69"/>
    </style:style>
    <style:style style:name="P9" style:family="paragraph" style:parent-style-name="Standard">
      <style:text-properties officeooo:rsid="0062d6b7" officeooo:paragraph-rsid="0062d6b7"/>
    </style:style>
    <style:style style:name="P10" style:family="paragraph" style:parent-style-name="Standard">
      <style:text-properties officeooo:rsid="00864de9" officeooo:paragraph-rsid="00864de9"/>
    </style:style>
    <style:style style:name="P11" style:family="paragraph" style:parent-style-name="Standard">
      <style:text-properties officeooo:rsid="0086541b" officeooo:paragraph-rsid="0086541b"/>
    </style:style>
    <style:style style:name="P12" style:family="paragraph" style:parent-style-name="Standard" style:master-page-name="">
      <style:paragraph-properties fo:orphans="0" fo:widows="0" style:page-number="auto"/>
    </style:style>
    <style:style style:name="P13" style:family="paragraph" style:parent-style-name="Table_20_Contents">
      <style:text-properties officeooo:paragraph-rsid="00532017"/>
    </style:style>
    <style:style style:name="P14" style:family="paragraph" style:parent-style-name="Table_20_Contents">
      <style:text-properties officeooo:rsid="00532017" officeooo:paragraph-rsid="00532017"/>
    </style:style>
    <style:style style:name="P15" style:family="paragraph" style:parent-style-name="Table_20_Contents">
      <style:text-properties officeooo:paragraph-rsid="00692867"/>
    </style:style>
    <style:style style:name="P16" style:family="paragraph" style:parent-style-name="Table_20_Contents">
      <style:text-properties officeooo:paragraph-rsid="006b063c"/>
    </style:style>
    <style:style style:name="P17" style:family="paragraph" style:parent-style-name="Table_20_Contents">
      <style:text-properties officeooo:paragraph-rsid="006e50bd"/>
    </style:style>
    <style:style style:name="P18" style:family="paragraph" style:parent-style-name="Table_20_Contents">
      <style:text-properties officeooo:rsid="0067b98c" officeooo:paragraph-rsid="0067b98c"/>
    </style:style>
    <style:style style:name="P19" style:family="paragraph" style:parent-style-name="Table_20_Contents">
      <style:text-properties officeooo:rsid="006caef9" officeooo:paragraph-rsid="006caef9"/>
    </style:style>
    <style:style style:name="P20" style:family="paragraph" style:parent-style-name="Table_20_Contents">
      <style:text-properties officeooo:rsid="006e50bd" officeooo:paragraph-rsid="006e50bd"/>
    </style:style>
    <style:style style:name="P21" style:family="paragraph" style:parent-style-name="Table_20_Contents">
      <style:text-properties officeooo:rsid="0075265d" officeooo:paragraph-rsid="0075265d"/>
    </style:style>
    <style:style style:name="P22" style:family="paragraph" style:parent-style-name="Table_20_Contents">
      <style:text-properties officeooo:rsid="0078e43a" officeooo:paragraph-rsid="0078e43a"/>
    </style:style>
    <style:style style:name="P23" style:family="paragraph" style:parent-style-name="CodeBlock">
      <style:text-properties officeooo:rsid="00623269"/>
    </style:style>
    <style:style style:name="P24" style:family="paragraph" style:parent-style-name="CodeBlock">
      <style:text-properties officeooo:rsid="0062d6b7"/>
    </style:style>
    <style:style style:name="P25" style:family="paragraph" style:parent-style-name="CodeBlock">
      <style:text-properties fo:font-size="8pt" officeooo:rsid="0062d6b7" style:font-size-asian="8pt" style:font-size-complex="8pt"/>
    </style:style>
    <style:style style:name="P26" style:family="paragraph" style:parent-style-name="Table_20_Heading">
      <style:text-properties officeooo:rsid="00532017" officeooo:paragraph-rsid="00532017"/>
    </style:style>
    <style:style style:name="P27" style:family="paragraph" style:parent-style-name="Table_20_Heading">
      <style:text-properties officeooo:paragraph-rsid="0075265d"/>
    </style:style>
    <style:style style:name="P28" style:family="paragraph" style:parent-style-name="Table_20_Heading">
      <style:text-properties officeooo:rsid="0067b98c" officeooo:paragraph-rsid="0067b98c"/>
    </style:style>
    <style:style style:name="P29" style:family="paragraph" style:parent-style-name="Table_20_Heading">
      <style:text-properties officeooo:rsid="00692867" officeooo:paragraph-rsid="00692867"/>
    </style:style>
    <style:style style:name="P30" style:family="paragraph" style:parent-style-name="Table_20_Heading">
      <style:text-properties officeooo:rsid="0075265d" officeooo:paragraph-rsid="0075265d"/>
    </style:style>
    <style:style style:name="P31" style:family="paragraph" style:parent-style-name="Table_20_Heading">
      <style:text-properties officeooo:rsid="0078e43a" officeooo:paragraph-rsid="0078e43a"/>
    </style:style>
    <style:style style:name="P32" style:family="paragraph" style:parent-style-name="Standard" style:list-style-name="L1">
      <style:text-properties officeooo:paragraph-rsid="0086541b"/>
    </style:style>
    <style:style style:name="P33" style:family="paragraph" style:parent-style-name="Standard" style:list-style-name="L1">
      <style:text-properties officeooo:rsid="0086541b" officeooo:paragraph-rsid="0086541b"/>
    </style:style>
    <style:style style:name="P34" style:family="paragraph" style:parent-style-name="Heading_20_2">
      <style:text-properties officeooo:rsid="006fc2c7"/>
    </style:style>
    <style:style style:name="P35" style:family="paragraph" style:parent-style-name="Heading_20_2">
      <style:text-properties officeooo:rsid="0070502f"/>
    </style:style>
    <style:style style:name="P36" style:family="paragraph" style:parent-style-name="Heading_20_2">
      <style:text-properties officeooo:rsid="00845c69"/>
    </style:style>
    <style:style style:name="P37" style:family="paragraph" style:parent-style-name="Heading_20_2">
      <style:text-properties officeooo:rsid="00864de9"/>
    </style:style>
    <style:style style:name="P38" style:family="paragraph" style:parent-style-name="Heading_20_2">
      <style:paragraph-properties fo:break-before="page"/>
      <style:text-properties officeooo:rsid="004bd56e"/>
    </style:style>
    <style:style style:name="T1" style:family="text">
      <style:text-properties officeooo:rsid="0047fd86"/>
    </style:style>
    <style:style style:name="T2" style:family="text">
      <style:text-properties officeooo:rsid="0049f03e"/>
    </style:style>
    <style:style style:name="T3" style:family="text">
      <style:text-properties officeooo:rsid="004c1e9a"/>
    </style:style>
    <style:style style:name="T4" style:family="text">
      <style:text-properties officeooo:rsid="004d6246"/>
    </style:style>
    <style:style style:name="T5" style:family="text">
      <style:text-properties officeooo:rsid="00532017"/>
    </style:style>
    <style:style style:name="T6" style:family="text">
      <style:text-properties officeooo:rsid="005561eb"/>
    </style:style>
    <style:style style:name="T7" style:family="text">
      <style:text-properties officeooo:rsid="00566525"/>
    </style:style>
    <style:style style:name="T8" style:family="text">
      <style:text-properties officeooo:rsid="00585762"/>
    </style:style>
    <style:style style:name="T9" style:family="text">
      <style:text-properties officeooo:rsid="005975da"/>
    </style:style>
    <style:style style:name="T10" style:family="text">
      <style:text-properties officeooo:rsid="005b0bf8"/>
    </style:style>
    <style:style style:name="T11" style:family="text">
      <style:text-properties officeooo:rsid="005b12dd"/>
    </style:style>
    <style:style style:name="T12" style:family="text">
      <style:text-properties officeooo:rsid="005d2707"/>
    </style:style>
    <style:style style:name="T13" style:family="text">
      <style:text-properties officeooo:rsid="005f6fd0"/>
    </style:style>
    <style:style style:name="T14" style:family="text">
      <style:text-properties officeooo:rsid="005f706e"/>
    </style:style>
    <style:style style:name="T15" style:family="text">
      <style:text-properties officeooo:rsid="00623269"/>
    </style:style>
    <style:style style:name="T16" style:family="text">
      <style:text-properties officeooo:rsid="0062d6b7"/>
    </style:style>
    <style:style style:name="T17" style:family="text">
      <style:text-properties officeooo:rsid="0065bfe1"/>
    </style:style>
    <style:style style:name="T18" style:family="text">
      <style:text-properties officeooo:rsid="00692867"/>
    </style:style>
    <style:style style:name="T19" style:family="text">
      <style:text-properties officeooo:rsid="006b063c"/>
    </style:style>
    <style:style style:name="T20" style:family="text">
      <style:text-properties officeooo:rsid="006caef9"/>
    </style:style>
    <style:style style:name="T21" style:family="text">
      <style:text-properties officeooo:rsid="006e50bd"/>
    </style:style>
    <style:style style:name="T22" style:family="text">
      <style:text-properties officeooo:rsid="006f439e"/>
    </style:style>
    <style:style style:name="T23" style:family="text">
      <style:text-properties officeooo:rsid="006fc2c7"/>
    </style:style>
    <style:style style:name="T24" style:family="text">
      <style:text-properties officeooo:rsid="0070502f"/>
    </style:style>
    <style:style style:name="T25" style:family="text">
      <style:text-properties officeooo:rsid="007232c0"/>
    </style:style>
    <style:style style:name="T26" style:family="text">
      <style:text-properties officeooo:rsid="0073d1bb"/>
    </style:style>
    <style:style style:name="T27" style:family="text">
      <style:text-properties officeooo:rsid="0075265d"/>
    </style:style>
    <style:style style:name="T28" style:family="text">
      <style:text-properties officeooo:rsid="00757559"/>
    </style:style>
    <style:style style:name="T29" style:family="text">
      <style:text-properties officeooo:rsid="0076ddad"/>
    </style:style>
    <style:style style:name="T30" style:family="text">
      <style:text-properties officeooo:rsid="00785029"/>
    </style:style>
    <style:style style:name="T31" style:family="text">
      <style:text-properties officeooo:rsid="0078e43a"/>
    </style:style>
    <style:style style:name="T32" style:family="text">
      <style:text-properties officeooo:rsid="007bad01"/>
    </style:style>
    <style:style style:name="T33" style:family="text">
      <style:text-properties officeooo:rsid="007d1bbf"/>
    </style:style>
    <style:style style:name="T34" style:family="text">
      <style:text-properties officeooo:rsid="007e1ed5"/>
    </style:style>
    <style:style style:name="T35" style:family="text">
      <style:text-properties officeooo:rsid="007e3e8f"/>
    </style:style>
    <style:style style:name="T36" style:family="text">
      <style:text-properties officeooo:rsid="00821602"/>
    </style:style>
    <style:style style:name="T37" style:family="text">
      <style:text-properties officeooo:rsid="0082b21b"/>
    </style:style>
    <style:style style:name="T38" style:family="text">
      <style:text-properties officeooo:rsid="0086541b"/>
    </style:style>
    <style:style style:name="T39" style:family="text">
      <style:text-properties fo:font-style="italic" officeooo:rsid="0086541b" style:font-style-asian="italic" style:font-style-complex="italic"/>
    </style:style>
    <style:style style:name="T40" style:family="text">
      <style:text-properties officeooo:rsid="00881eae"/>
    </style:style>
    <style:style style:name="T41" style:family="text">
      <style:text-properties officeooo:rsid="0088684e"/>
    </style:style>
    <style:style style:name="T42" style:family="text">
      <style:text-properties officeooo:rsid="0088dd93"/>
    </style:style>
    <style:style style:name="T43" style:family="text">
      <style:text-properties officeooo:rsid="008a5000"/>
    </style:style>
    <style:style style:name="T44" style:family="text">
      <style:text-properties officeooo:rsid="008c884e"/>
    </style:style>
    <style:style style:name="T45" style:family="text">
      <style:text-properties officeooo:rsid="008e3f9a"/>
    </style:style>
    <style:style style:name="T46" style:family="text">
      <style:text-properties officeooo:rsid="008f1b15"/>
    </style:style>
    <style:style style:name="T47" style:family="text">
      <style:text-properties officeooo:rsid="0090fded"/>
    </style:style>
    <style:style style:name="T48" style:family="text">
      <style:text-properties officeooo:rsid="00938a18"/>
    </style:style>
    <style:style style:name="T49" style:family="text">
      <style:text-properties officeooo:rsid="0097470a"/>
    </style:style>
    <style:style style:name="T50" style:family="text">
      <style:text-properties officeooo:rsid="0098bf3c"/>
    </style:style>
    <style:style style:name="T51" style:family="text">
      <style:text-properties officeooo:rsid="00992432"/>
    </style:style>
    <style:style style:name="T52" style:family="text">
      <style:text-properties officeooo:rsid="009930c0"/>
    </style:style>
    <style:style style:name="T53" style:family="text">
      <style:text-properties officeooo:rsid="009c03ea"/>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3472in" svg:y="10.302in" svg:width="0.8827in" svg:height="0.311in" draw:z-index="0">
        <draw:image xlink:href="Pictures/10000201000000580000001FCE58C672.png" xlink:type="simple" xlink:show="embed" xlink:actuate="onLoad"/>
      </draw:frame>
      <text:p text:style-name="P1"/>
      <text:p text:style-name="P2"/>
      <text:p text:style-name="P2"/>
      <text:p text:style-name="P2"/>
      <text:p text:style-name="P2"/>
      <text:p text:style-name="P2"/>
      <text:p text:style-name="P2"/>
      <text:p text:style-name="P2"/>
      <text:p text:style-name="P2"/>
      <text:p text:style-name="P2"/>
      <text:p text:style-name="P2"/>
      <text:p text:style-name="P2">Programming with Haiku</text:p>
      <text:p text:style-name="P3"/>
      <text:p text:style-name="P3">Lesson 1<text:span text:style-name="T1">8</text:span></text:p>
      <text:p text:style-name="P3"/>
      <text:p text:style-name="P3">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All material © 201<text:span text:style-name="T50">1</text:span> DarkWyrm</text:p>
      <text:h text:style-name="P38" text:outline-level="2">Application Scripting</text:h>
      <text:p text:style-name="Text_20_body"><text:span text:style-name="T3">One of the most complicated – and least understood – parts of the Haiku operating system is its system for scripting applications. </text:span><text:span text:style-name="T6">This is mostly because it </text:span><text:span text:style-name="T41">looks like a </text:span><text:span text:style-name="T6">complicated mess to the uninitiated</text:span><text:span text:style-name="T42">,</text:span><text:span text:style-name="T6"> </text:span><text:span text:style-name="T40">and c</text:span><text:span text:style-name="T6">ompared to the C++ API, it is. Unfortunately, this is the price paid for the incredible flexibility it provides. The </text:span><text:span text:style-name="T3">official documentation on the subject </text:span><text:span text:style-name="T6">in the Be Book </text:span><text:span text:style-name="T10">doesn't exactly make it </text:span><text:span text:style-name="T11">any </text:span><text:span text:style-name="T10">easier</text:span><text:span text:style-name="T6">, either</text:span><text:span text:style-name="T3">. </text:span><text:span text:style-name="T4">By the end of this lesson, you should have a good grasp of the way that </text:span><text:span text:style-name="T42">application </text:span><text:span text:style-name="T4">scripting is done with Haiku.</text:span></text:p>
      <text:p text:style-name="Text_20_body"><text:span text:style-name="T4">Application scripting abstracts away all of the </text:span><text:span text:style-name="T7">C++ </text:span><text:span text:style-name="T4">details of the API and provides a </text:span><text:span text:style-name="T6">way </text:span><text:span text:style-name="T7">to interact with </text:span><text:span text:style-name="T12">an </text:span><text:span text:style-name="T7">application using nothing but messages </text:span><text:span text:style-name="T43">to manipulate</text:span><text:span text:style-name="T9"> objects and properties</text:span><text:span text:style-name="T2">. </text:span><text:span text:style-name="T5">While any message can be technically sent to an application to script it, here is a list of the official scripting </text:span><text:span text:style-name="T8">message </text:span><text:span text:style-name="T5">constants which can be used to describe most of the interface.</text:span></text:p>
      <text:p text:style-name="P4"/>
      <table:table table:name="ScriptingCommandConstants" table:style-name="ScriptingCommandConstants">
        <table:table-column table:style-name="ScriptingCommandConstants.A"/>
        <table:table-column table:style-name="ScriptingCommandConstants.B"/>
        <table:table-header-rows>
          <table:table-row>
            <table:table-cell table:style-name="ScriptingCommandConstants.A1" office:value-type="string">
              <text:p text:style-name="P26">Command</text:p>
            </table:table-cell>
            <table:table-cell table:style-name="ScriptingCommandConstants.B1" office:value-type="string">
              <text:p text:style-name="P26">Description</text:p>
            </table:table-cell>
          </table:table-row>
        </table:table-header-rows>
        <table:table-row>
          <table:table-cell table:style-name="ScriptingCommandConstants.A2" office:value-type="string">
            <text:p text:style-name="P13"><text:span text:style-name="Code"><text:span text:style-name="T5">B_COUNT_PROPERTIES</text:span></text:span></text:p>
          </table:table-cell>
          <table:table-cell table:style-name="ScriptingCommandConstants.B2" office:value-type="string">
            <text:p text:style-name="P14">Get the number of instances of a property.</text:p>
          </table:table-cell>
        </table:table-row>
        <table:table-row>
          <table:table-cell table:style-name="ScriptingCommandConstants.A2" office:value-type="string">
            <text:p text:style-name="P13"><text:span text:style-name="Code"><text:span text:style-name="T5">B_CREATE_PROPERTY</text:span></text:span></text:p>
          </table:table-cell>
          <table:table-cell table:style-name="ScriptingCommandConstants.B2" office:value-type="string">
            <text:p text:style-name="P14">Create a new instance of a property. Note that this can't add new properties to a suite – it can only create new instances of an existing property.</text:p>
          </table:table-cell>
        </table:table-row>
        <table:table-row>
          <table:table-cell table:style-name="ScriptingCommandConstants.A2" office:value-type="string">
            <text:p text:style-name="P13"><text:span text:style-name="Code"><text:span text:style-name="T5">B_DELETE_PROPERTY</text:span></text:span></text:p>
          </table:table-cell>
          <table:table-cell table:style-name="ScriptingCommandConstants.B2" office:value-type="string">
            <text:p text:style-name="P14">Delete an instance of a property.</text:p>
          </table:table-cell>
        </table:table-row>
        <table:table-row>
          <table:table-cell table:style-name="ScriptingCommandConstants.A2" office:value-type="string">
            <text:p text:style-name="P13"><text:span text:style-name="Code"><text:span text:style-name="T5">B_EXECUTE_PROPERTY</text:span></text:span></text:p>
          </table:table-cell>
          <table:table-cell table:style-name="ScriptingCommandConstants.B2" office:value-type="string">
            <text:p text:style-name="P14">Run a property like a method.</text:p>
          </table:table-cell>
        </table:table-row>
        <table:table-row>
          <table:table-cell table:style-name="ScriptingCommandConstants.A2" office:value-type="string">
            <text:p text:style-name="P13"><text:span text:style-name="Code"><text:span text:style-name="T5">B_GET_PROPERTY</text:span></text:span></text:p>
          </table:table-cell>
          <table:table-cell table:style-name="ScriptingCommandConstants.B2" office:value-type="string">
            <text:p text:style-name="P14">Get the value of a property.</text:p>
          </table:table-cell>
        </table:table-row>
        <table:table-row>
          <table:table-cell table:style-name="ScriptingCommandConstants.A2" office:value-type="string">
            <text:p text:style-name="P13"><text:span text:style-name="Code"><text:span text:style-name="T5">B_SET_PROPERTY</text:span></text:span></text:p>
          </table:table-cell>
          <table:table-cell table:style-name="ScriptingCommandConstants.B2" office:value-type="string">
            <text:p text:style-name="P14">Set the value of a property.</text:p>
          </table:table-cell>
        </table:table-row>
      </table:table>
      <text:p text:style-name="P4"/>
      <text:h text:style-name="P34" text:outline-level="2">Scripting Suites</text:h>
      <text:p text:style-name="Text_20_body"><text:span text:style-name="T23">These commands don't help us very much </text:span><text:span text:style-name="T6">without one other key piece of the puzzle: getting the list of properties for a particular object, i.e. the list of </text:span><text:span text:style-name="T10">scripting interfaces</text:span><text:span text:style-name="T6"> an object supports</text:span><text:span text:style-name="T10">. </text:span><text:span text:style-name="T44">The BHandler class is the foundation of Haiku's scripting support. </text:span><text:span text:style-name="T10">Each scriptable object inherits from the BHandler class, so every one of them has the properties </text:span><text:span text:style-name="Code"><text:span text:style-name="T10">Suites</text:span></text:span><text:span text:style-name="T10">, </text:span><text:span text:style-name="Code"><text:span text:style-name="T10">Messenger</text:span></text:span><text:span text:style-name="T10">, and </text:span><text:span text:style-name="Code"><text:span text:style-name="T10">InternalName</text:span></text:span><text:span text:style-name="T10">. </text:span><text:span text:style-name="T13">This interface, known in the lingo as a </text:span><text:span text:style-name="Definition"><text:span text:style-name="T13">suite</text:span></text:span><text:span text:style-name="T13">, has the name </text:span><text:span text:style-name="Code"><text:span text:style-name="T13">"vnd.Be-handler"</text:span></text:span><text:span text:style-name="T13">, which </text:span><text:span text:style-name="T45">is not a MIME type even though it bears a </text:span><text:span text:style-name="T13">striking </text:span><text:span text:style-name="T45">resemblance </text:span><text:span text:style-name="T13">to one.</text:span></text:p>
      <text:p text:style-name="Text_20_body"><text:span text:style-name="T14">The </text:span><text:span text:style-name="Code"><text:span text:style-name="T14">Suites</text:span></text:span><text:span text:style-name="T14"> property is of particular interest to us. If we ask an object to </text:span><text:span text:style-name="Code"><text:span text:style-name="T14">GET</text:span></text:span><text:span text:style-name="T14"> it, it will reply with a message which contains a list of the suites and properties that it supports. </text:span><text:span text:style-name="T15">We can test this out using the Terminal command </text:span><text:span text:style-name="Code"><text:span text:style-name="T15">hey</text:span></text:span><text:span text:style-name="T15">, which comes bundled with Haiku. Run this command from the Terminal:</text:span></text:p>
      <text:p text:style-name="P5"/>
      <text:p text:style-name="P23">hey Tracker getsuites</text:p>
      <text:p text:style-name="P6"/>
      <text:p text:style-name="Text_20_body"><text:span text:style-name="T15">This </text:span><text:span text:style-name="T46">certainly looks simple enough</text:span><text:span text:style-name="T15">. </text:span><text:span text:style-name="Code"><text:span text:style-name="T15">hey</text:span></text:span><text:span text:style-name="T15"> hides some of the complexity for us. The output from th</text:span><text:span text:style-name="T47">e above </text:span><text:span text:style-name="T15">command reminds us of the beast with which we are dealing</text:span><text:span text:style-name="T17">.</text:span></text:p>
      <text:p text:style-name="P6"/>
      <text:p text:style-name="P25">Reply BMessage(B_REPLY): </text:p>
      <text:p text:style-name="P25"><text:s text:c="3"/>"suites" (B_STRING_TYPE) : "suite/x-vnd.Be-TRAK" </text:p>
      <text:p text:style-name="P25"><text:s text:c="3"/>"suites" (B_STRING_TYPE) : "suite/vnd.Be-application" </text:p>
      <text:p text:style-name="P25"><text:s text:c="3"/>"suites" (B_STRING_TYPE) : "suite/vnd.Be-looper" </text:p>
      <text:p text:style-name="P25"><text:soft-page-break/><text:s text:c="3"/>"suites" (B_STRING_TYPE) : "suite/vnd.Be-handler" </text:p>
      <text:p text:style-name="P25"><text:s text:c="3"/>"messages" (B_PROPERTY_INFO_TYPE) : </text:p>
      <text:p text:style-name="P25"><text:s text:c="8"/>property <text:s text:c="2"/>commands <text:s text:c="27"/>specifiers <text:s text:c="13"/>types </text:p>
      <text:p text:style-name="P25">---------------------------------------------------------------------------</text:p>
      <text:p text:style-name="P25"><text:s text:c="11"/>Trash <text:s text:c="2"/>B_DELETE_PROPERTY <text:s text:c="18"/>DIRECT <text:s text:c="17"/></text:p>
      <text:p text:style-name="P25"><text:s text:c="19"/>Usage: delete Trash # Empties the Trash </text:p>
      <text:p text:style-name="P25"><text:s text:c="10"/>Folder <text:s text:c="2"/>B_CREATE_PROPERTY <text:s text:c="18"/>DIRECT <text:s text:c="17"/>RREF </text:p>
      <text:p text:style-name="P25"><text:s text:c="19"/>Usage: create Folder to path # creates a new folder </text:p>
      <text:p text:style-name="P25"><text:s text:c="5"/>Preferences <text:s text:c="2"/>B_EXECUTE_PROPERTY <text:s text:c="17"/>DIRECT <text:s text:c="17"/></text:p>
      <text:p text:style-name="P25"><text:s text:c="19"/>Usage: shows Tracker preferences </text:p>
      <text:p text:style-name="P25"/>
      <text:p text:style-name="P25"><text:s text:c="3"/>"messages" (B_PROPERTY_INFO_TYPE) : </text:p>
      <text:p text:style-name="P25"><text:s text:c="8"/>property <text:s text:c="2"/>commands <text:s text:c="27"/>specifiers <text:s text:c="13"/>types </text:p>
      <text:p text:style-name="P25">---------------------------------------------------------------------------</text:p>
      <text:p text:style-name="P25"><text:s text:c="10"/>Window <text:s text:c="38"/>INDEX REV.INDEX <text:s text:c="8"/></text:p>
      <text:p text:style-name="P25"><text:s text:c="19"/>Usage: </text:p>
      <text:p text:style-name="P25"><text:s text:c="10"/>Window <text:s text:c="38"/>NAME <text:s text:c="19"/></text:p>
      <text:p text:style-name="P25"><text:s text:c="19"/>Usage: </text:p>
      <text:p text:style-name="P25"><text:s text:c="10"/>Looper <text:s text:c="38"/>INDEX REV.INDEX <text:s text:c="8"/></text:p>
      <text:p text:style-name="P25"><text:s text:c="19"/>Usage: </text:p>
      <text:p text:style-name="P25"><text:s text:c="10"/>Looper <text:s text:c="38"/>ID <text:s text:c="21"/></text:p>
      <text:p text:style-name="P25"><text:s text:c="19"/>Usage: </text:p>
      <text:p text:style-name="P25"><text:s text:c="10"/>Looper <text:s text:c="38"/>NAME <text:s text:c="19"/></text:p>
      <text:p text:style-name="P25"><text:s text:c="19"/>Usage: </text:p>
      <text:p text:style-name="P25"><text:s text:c="12"/>Name <text:s text:c="2"/>B_GET_PROPERTY <text:s text:c="21"/>DIRECT <text:s text:c="17"/>CSTR </text:p>
      <text:p text:style-name="P25"><text:s text:c="19"/>Usage: </text:p>
      <text:p text:style-name="P25"><text:s text:c="10"/>Window <text:s text:c="2"/>B_COUNT_PROPERTIES <text:s text:c="17"/>DIRECT <text:s text:c="17"/>LONG </text:p>
      <text:p text:style-name="P25"><text:s text:c="19"/>Usage: </text:p>
      <text:p text:style-name="P25"><text:s text:c="9"/>Loopers <text:s text:c="2"/>B_GET_PROPERTY <text:s text:c="21"/>DIRECT <text:s text:c="17"/>MSNG </text:p>
      <text:p text:style-name="P25"><text:s text:c="19"/>Usage: </text:p>
      <text:p text:style-name="P25"><text:s text:c="9"/>Windows <text:s text:c="2"/>B_GET_PROPERTY <text:s text:c="21"/>DIRECT <text:s text:c="17"/>MSNG </text:p>
      <text:p text:style-name="P25"><text:s text:c="19"/>Usage: </text:p>
      <text:p text:style-name="P25"><text:s text:c="10"/>Looper <text:s text:c="2"/>B_COUNT_PROPERTIES <text:s text:c="17"/>DIRECT <text:s text:c="17"/>LONG </text:p>
      <text:p text:style-name="P25"><text:s text:c="19"/>Usage: </text:p>
      <text:p text:style-name="P25"/>
      <text:p text:style-name="P25"><text:s text:c="3"/>"messages" (B_PROPERTY_INFO_TYPE) : </text:p>
      <text:p text:style-name="P25"><text:s text:c="8"/>property <text:s text:c="2"/>commands <text:s text:c="27"/>specifiers <text:s text:c="13"/>types </text:p>
      <text:p text:style-name="P25">---------------------------------------------------------------------------</text:p>
      <text:p text:style-name="P25"><text:s text:c="9"/>Handler <text:s text:c="38"/>INDEX REV.INDEX <text:s text:c="8"/></text:p>
      <text:p text:style-name="P25"><text:s text:c="19"/>Usage: </text:p>
      <text:p text:style-name="P25"><text:s text:c="8"/>Handlers <text:s text:c="2"/>B_GET_PROPERTY <text:s text:c="21"/>DIRECT <text:s text:c="17"/>MSNG </text:p>
      <text:p text:style-name="P25"><text:s text:c="19"/>Usage: </text:p>
      <text:p text:style-name="P25"><text:s text:c="9"/>Handler <text:s text:c="2"/>B_COUNT_PROPERTIES <text:s text:c="17"/>DIRECT <text:s text:c="17"/>LONG </text:p>
      <text:p text:style-name="P25"><text:s text:c="19"/>Usage: </text:p>
      <text:p text:style-name="P25"/>
      <text:p text:style-name="P25"><text:s text:c="3"/>"messages" (B_PROPERTY_INFO_TYPE) : </text:p>
      <text:p text:style-name="P25"><text:s text:c="8"/>property <text:s text:c="2"/>commands <text:s text:c="27"/>specifiers <text:s text:c="13"/>types </text:p>
      <text:p text:style-name="P25">---------------------------------------------------------------------------</text:p>
      <text:p text:style-name="P25"><text:s text:c="10"/>Suites <text:s text:c="2"/>B_GET_PROPERTY <text:s text:c="21"/>DIRECT <text:s text:c="17"/>(suites CSTR)(messages SCTD) </text:p>
      <text:p text:style-name="P25"><text:s text:c="19"/>Usage: </text:p>
      <text:p text:style-name="P25"><text:s text:c="7"/>Messenger <text:s text:c="2"/>B_GET_PROPERTY <text:s text:c="21"/>DIRECT <text:s text:c="17"/>MSNG </text:p>
      <text:p text:style-name="P25"><text:s text:c="19"/>Usage: </text:p>
      <text:p text:style-name="P25"><text:s text:c="4"/>InternalName <text:s text:c="2"/>B_GET_PROPERTY <text:s text:c="21"/>DIRECT <text:s text:c="17"/>CSTR </text:p>
      <text:p text:style-name="P25"><text:s text:c="19"/>Usage: </text:p>
      <text:p text:style-name="P25"/>
      <text:p text:style-name="P25"><text:s text:c="3"/>"error" (B_INT32_TYPE) : 0 (0x00000000) </text:p>
      <text:p text:style-name="P9"/>
      <text:p text:style-name="P9"/>
      <text:p text:style-name="P9">What a mess! There is a way to make sense of it, though. We are looking at a dump of the different suites that the main part of Tracker provides. There are four of them: </text:p>
      <text:p text:style-name="P9"/>
      <text:p text:style-name="P24">"suite/x-vnd.Be-TRAK" </text:p>
      <text:p text:style-name="P24">"suite/vnd.Be-application" </text:p>
      <text:p text:style-name="P24">"suite/vnd.Be-looper" </text:p>
      <text:p text:style-name="P24">"suite/vnd.Be-handler" </text:p>
      <text:p text:style-name="P9"/>
      <text:p text:style-name="Text_20_body"><text:soft-page-break/>The rest of the information printed is a dump of each suite in the same order as the list at the top. Instead of trying to figure all four of them out at the same time, let's just look at the last one and pick it apart. </text:p>
      <text:p text:style-name="P9">A better way to describe this information would be like this: </text:p>
      <text:p text:style-name="P9"/>
      <table:table table:name="HandlerSuite" table:style-name="HandlerSuite">
        <table:table-column table:style-name="HandlerSuite.A"/>
        <table:table-column table:style-name="HandlerSuite.B"/>
        <table:table-column table:style-name="HandlerSuite.C"/>
        <table:table-column table:style-name="HandlerSuite.D"/>
        <table:table-header-rows>
          <table:table-row>
            <table:table-cell table:style-name="HandlerSuite.A1" office:value-type="string">
              <text:p text:style-name="P28">Property Name</text:p>
            </table:table-cell>
            <table:table-cell table:style-name="HandlerSuite.A1" office:value-type="string">
              <text:p text:style-name="P28">Command</text:p>
            </table:table-cell>
            <table:table-cell table:style-name="HandlerSuite.A1" office:value-type="string">
              <text:p text:style-name="P28">Specifier</text:p>
            </table:table-cell>
            <table:table-cell table:style-name="HandlerSuite.D1" office:value-type="string">
              <text:p text:style-name="P28">Return Type</text:p>
            </table:table-cell>
          </table:table-row>
        </table:table-header-rows>
        <table:table-row>
          <table:table-cell table:style-name="HandlerSuite.A2" office:value-type="string">
            <text:p text:style-name="P18">Suites</text:p>
          </table:table-cell>
          <table:table-cell table:style-name="HandlerSuite.A2" office:value-type="string">
            <text:p text:style-name="P18">Get</text:p>
          </table:table-cell>
          <table:table-cell table:style-name="HandlerSuite.A2" office:value-type="string">
            <text:p text:style-name="P18">Direct</text:p>
          </table:table-cell>
          <table:table-cell table:style-name="HandlerSuite.D2" office:value-type="string">
            <text:p text:style-name="P18">String array, BPropertyInfo array</text:p>
          </table:table-cell>
        </table:table-row>
        <table:table-row>
          <table:table-cell table:style-name="HandlerSuite.A2" office:value-type="string">
            <text:p text:style-name="P18">Messenger</text:p>
          </table:table-cell>
          <table:table-cell table:style-name="HandlerSuite.A2" office:value-type="string">
            <text:p text:style-name="P18">Get</text:p>
          </table:table-cell>
          <table:table-cell table:style-name="HandlerSuite.A2" office:value-type="string">
            <text:p text:style-name="P18">Direct</text:p>
          </table:table-cell>
          <table:table-cell table:style-name="HandlerSuite.D2" office:value-type="string">
            <text:p text:style-name="P18">BMessenger</text:p>
          </table:table-cell>
        </table:table-row>
        <table:table-row>
          <table:table-cell table:style-name="HandlerSuite.A2" office:value-type="string">
            <text:p text:style-name="P18">InternalName</text:p>
          </table:table-cell>
          <table:table-cell table:style-name="HandlerSuite.A2" office:value-type="string">
            <text:p text:style-name="P18">Get</text:p>
          </table:table-cell>
          <table:table-cell table:style-name="HandlerSuite.A2" office:value-type="string">
            <text:p text:style-name="P18">Direct</text:p>
          </table:table-cell>
          <table:table-cell table:style-name="HandlerSuite.D2" office:value-type="string">
            <text:p text:style-name="P18">String</text:p>
          </table:table-cell>
        </table:table-row>
      </table:table>
      <text:h text:style-name="P35" text:outline-level="2">Specifiers</text:h>
      <text:p text:style-name="Text_20_body"><text:span text:style-name="T16">The word </text:span><text:span text:style-name="Code"><text:span text:style-name="T16">Direct</text:span></text:span><text:span text:style-name="T16"> used in the third column </text:span><text:span text:style-name="T24">of the table </text:span><text:span text:style-name="T16">is the specifier </text:span><text:span text:style-name="T24">for a scripting command. Specifiers are </text:span><text:span text:style-name="T16">the way </text:span><text:span text:style-name="T24">that </text:span><text:span text:style-name="T16">propert</text:span><text:span text:style-name="T24">ies</text:span><text:span text:style-name="T16"> </text:span><text:span text:style-name="T24">are</text:span><text:span text:style-name="T16"> referenced. </text:span><text:span text:style-name="T18">Here is a list of the available specifiers:</text:span></text:p>
      <text:p text:style-name="P9"/>
      <table:table table:name="SpecifierTable" table:style-name="SpecifierTable">
        <table:table-column table:style-name="SpecifierTable.A"/>
        <table:table-column table:style-name="SpecifierTable.B"/>
        <table:table-header-rows>
          <table:table-row table:style-name="SpecifierTable.1">
            <table:table-cell table:style-name="SpecifierTable.A1" office:value-type="string">
              <text:p text:style-name="P29">Specifier</text:p>
            </table:table-cell>
            <table:table-cell table:style-name="SpecifierTable.B1" office:value-type="string">
              <text:p text:style-name="P29">Description</text:p>
            </table:table-cell>
          </table:table-row>
        </table:table-header-rows>
        <table:table-row table:style-name="SpecifierTable.1">
          <table:table-cell table:style-name="SpecifierTable.A2" office:value-type="string">
            <text:p text:style-name="P15"><text:span text:style-name="Code"><text:span text:style-name="T18">B_DIRECT_SPECIFIER</text:span></text:span></text:p>
          </table:table-cell>
          <table:table-cell table:style-name="SpecifierTable.B2" office:value-type="string">
            <text:p text:style-name="P16"><text:span text:style-name="T19">Used by properties where no additional information is needed to reference the property. </text:span><text:span text:style-name="T20">This is the specifier used by non-array properties, like </text:span><text:span text:style-name="Code"><text:span text:style-name="T20">Name</text:span></text:span><text:span text:style-name="T20"> or </text:span><text:span text:style-name="Code"><text:span text:style-name="T20">Frame</text:span></text:span><text:span text:style-name="T20">.</text:span></text:p>
          </table:table-cell>
        </table:table-row>
        <table:table-row table:style-name="SpecifierTable.1">
          <table:table-cell table:style-name="SpecifierTable.A2" office:value-type="string">
            <text:p text:style-name="P15"><text:span text:style-name="Code"><text:span text:style-name="T18">B_NAME_SPECIFIER</text:span></text:span></text:p>
          </table:table-cell>
          <table:table-cell table:style-name="SpecifierTable.B2" office:value-type="string">
            <text:p text:style-name="P19">A string is used to determine which property instance is to be used.</text:p>
          </table:table-cell>
        </table:table-row>
        <table:table-row table:style-name="SpecifierTable.1">
          <table:table-cell table:style-name="SpecifierTable.A2" office:value-type="string">
            <text:p text:style-name="P15"><text:span text:style-name="Code"><text:span text:style-name="T18">B_ID_SPECIFIER</text:span></text:span></text:p>
          </table:table-cell>
          <table:table-cell table:style-name="SpecifierTable.B2" office:value-type="string">
            <text:p text:style-name="P20">A unique 32-bit integer is used to reference a particular property instance.</text:p>
          </table:table-cell>
        </table:table-row>
        <table:table-row table:style-name="SpecifierTable.1">
          <table:table-cell table:style-name="SpecifierTable.A2" office:value-type="string">
            <text:p text:style-name="P15"><text:span text:style-name="Code"><text:span text:style-name="T18">B_INDEX_SPECIFIER</text:span></text:span></text:p>
          </table:table-cell>
          <table:table-cell table:style-name="SpecifierTable.B2" office:value-type="string">
            <text:p text:style-name="P20">A 32-bit integer specifies a property instance the same way that you would an index for an array.</text:p>
          </table:table-cell>
        </table:table-row>
        <table:table-row table:style-name="SpecifierTable.1">
          <table:table-cell table:style-name="SpecifierTable.A2" office:value-type="string">
            <text:p text:style-name="P15"><text:span text:style-name="Code"><text:span text:style-name="T18">B_REVERSE_INDEX_SPECIFIER</text:span></text:span></text:p>
          </table:table-cell>
          <table:table-cell table:style-name="SpecifierTable.B2" office:value-type="string">
            <text:p text:style-name="P20">This works the same way, but counts from the end of the array. A reverse index of -1 is the last element in the list.</text:p>
          </table:table-cell>
        </table:table-row>
        <table:table-row table:style-name="SpecifierTable.1">
          <table:table-cell table:style-name="SpecifierTable.A2" office:value-type="string">
            <text:p text:style-name="P15"><text:span text:style-name="Code"><text:span text:style-name="T18">B_RANGE_SPECIFIER</text:span></text:span></text:p>
          </table:table-cell>
          <table:table-cell table:style-name="SpecifierTable.B2" office:value-type="string">
            <text:p text:style-name="P20">One or more consecutive property instances can be referenced at one time.</text:p>
          </table:table-cell>
        </table:table-row>
        <table:table-row table:style-name="SpecifierTable.1">
          <table:table-cell table:style-name="SpecifierTable.A2" office:value-type="string">
            <text:p text:style-name="P15"><text:span text:style-name="Code"><text:span text:style-name="T18">B_REVERSE_RANGE_SPECIFIER</text:span></text:span></text:p>
          </table:table-cell>
          <table:table-cell table:style-name="SpecifierTable.B2" office:value-type="string">
            <text:p text:style-name="P17"><text:span text:style-name="T21">This works starting from the end of the array instead of the beginning. More on both range specifiers can be found below </text:span><text:span text:style-name="T22">in the section on using the scripting API from C++.</text:span></text:p>
          </table:table-cell>
        </table:table-row>
      </table:table>
      <text:p text:style-name="P9"/>
      <text:p text:style-name="Text_20_body"><text:span text:style-name="T25">Most – but not all – </text:span><text:span text:style-name="T16">properties can be referenced </text:span><text:span text:style-name="T25">using only one kind of specifier</text:span><text:span text:style-name="T16">. When the </text:span><text:span text:style-name="Code"><text:span text:style-name="T16">hey</text:span></text:span><text:span text:style-name="T16"> command prints out all of the properties in a suite, it lists each property </text:span><text:span text:style-name="T26">by </text:span><text:span text:style-name="T16">specifier </text:span><text:span text:style-name="T19">type</text:span><text:span text:style-name="T16">. The </text:span><text:span text:style-name="Code"><text:span text:style-name="T16">"vnd.Be</text:span></text:span><text:span text:style-name="Code"><text:span text:style-name="T19">‑</text:span></text:span><text:span text:style-name="Code"><text:span text:style-name="T16">application"</text:span></text:span><text:span text:style-name="T16"> suite used by BApplication objects could be described using our simplified form like this: </text:span></text:p>
      <text:p text:style-name="P9"/>
      <table:table table:name="ApplicationSuite" table:style-name="ApplicationSuite">
        <table:table-column table:style-name="ApplicationSuite.A"/>
        <table:table-column table:style-name="ApplicationSuite.B"/>
        <table:table-column table:style-name="ApplicationSuite.C"/>
        <table:table-column table:style-name="ApplicationSuite.D"/>
        <table:table-header-rows>
          <table:table-row>
            <table:table-cell table:style-name="ApplicationSuite.A1" office:value-type="string">
              <text:p text:style-name="P30">Property Name</text:p>
            </table:table-cell>
            <table:table-cell table:style-name="ApplicationSuite.A1" office:value-type="string">
              <text:p text:style-name="P30">Command</text:p>
            </table:table-cell>
            <table:table-cell table:style-name="ApplicationSuite.A1" office:value-type="string">
              <text:p text:style-name="P27"><text:span text:style-name="T27">Specif</text:span><text:span text:style-name="T28">i</text:span><text:span text:style-name="T27">er</text:span></text:p>
            </table:table-cell>
            <table:table-cell table:style-name="ApplicationSuite.D1" office:value-type="string">
              <text:p text:style-name="P30">Return Type</text:p>
            </table:table-cell>
          </table:table-row>
        </table:table-header-rows>
        <table:table-row>
          <table:table-cell table:style-name="ApplicationSuite.A2" office:value-type="string">
            <text:p text:style-name="P21">Window</text:p>
          </table:table-cell>
          <table:table-cell table:style-name="ApplicationSuite.A2" office:value-type="string">
            <text:p text:style-name="P21">Any*</text:p>
          </table:table-cell>
          <table:table-cell table:style-name="ApplicationSuite.A2" office:value-type="string">
            <text:p text:style-name="P21">Index, Reverse Index</text:p>
          </table:table-cell>
          <table:table-cell table:style-name="ApplicationSuite.D2" office:value-type="string">
            <text:p text:style-name="P21">Object</text:p>
          </table:table-cell>
        </table:table-row>
        <table:table-row>
          <table:table-cell table:style-name="ApplicationSuite.A2" office:value-type="string">
            <text:p text:style-name="P21">Window</text:p>
          </table:table-cell>
          <table:table-cell table:style-name="ApplicationSuite.A2" office:value-type="string">
            <text:p text:style-name="P21">Any*</text:p>
          </table:table-cell>
          <table:table-cell table:style-name="ApplicationSuite.A2" office:value-type="string">
            <text:p text:style-name="P21">Name</text:p>
          </table:table-cell>
          <table:table-cell table:style-name="ApplicationSuite.D2" office:value-type="string">
            <text:p text:style-name="P21">Object</text:p>
          </table:table-cell>
        </table:table-row>
        <table:table-row>
          <table:table-cell table:style-name="ApplicationSuite.A2" office:value-type="string">
            <text:p text:style-name="P21">Window</text:p>
          </table:table-cell>
          <table:table-cell table:style-name="ApplicationSuite.A2" office:value-type="string">
            <text:p text:style-name="P21">Count</text:p>
          </table:table-cell>
          <table:table-cell table:style-name="ApplicationSuite.A2" office:value-type="string">
            <text:p text:style-name="P21">Direct</text:p>
          </table:table-cell>
          <table:table-cell table:style-name="ApplicationSuite.D2" office:value-type="string">
            <text:p text:style-name="P21">int32</text:p>
          </table:table-cell>
        </table:table-row>
        <text:soft-page-break/>
        <table:table-row>
          <table:table-cell table:style-name="ApplicationSuite.A2" office:value-type="string">
            <text:p text:style-name="P21">Looper</text:p>
          </table:table-cell>
          <table:table-cell table:style-name="ApplicationSuite.A2" office:value-type="string">
            <text:p text:style-name="Table_20_Contents"/>
          </table:table-cell>
          <table:table-cell table:style-name="ApplicationSuite.A2" office:value-type="string">
            <text:p text:style-name="P21">Index, Reverse Index</text:p>
          </table:table-cell>
          <table:table-cell table:style-name="ApplicationSuite.D2" office:value-type="string">
            <text:p text:style-name="P21">Object</text:p>
          </table:table-cell>
        </table:table-row>
        <table:table-row>
          <table:table-cell table:style-name="ApplicationSuite.A2" office:value-type="string">
            <text:p text:style-name="P21">Looper</text:p>
          </table:table-cell>
          <table:table-cell table:style-name="ApplicationSuite.A2" office:value-type="string">
            <text:p text:style-name="Table_20_Contents"/>
          </table:table-cell>
          <table:table-cell table:style-name="ApplicationSuite.A2" office:value-type="string">
            <text:p text:style-name="P21">Name</text:p>
          </table:table-cell>
          <table:table-cell table:style-name="ApplicationSuite.D2" office:value-type="string">
            <text:p text:style-name="P21">Object</text:p>
          </table:table-cell>
        </table:table-row>
        <table:table-row>
          <table:table-cell table:style-name="ApplicationSuite.A2" office:value-type="string">
            <text:p text:style-name="P21">Looper</text:p>
          </table:table-cell>
          <table:table-cell table:style-name="ApplicationSuite.A2" office:value-type="string">
            <text:p text:style-name="Table_20_Contents"/>
          </table:table-cell>
          <table:table-cell table:style-name="ApplicationSuite.A2" office:value-type="string">
            <text:p text:style-name="P21">ID</text:p>
          </table:table-cell>
          <table:table-cell table:style-name="ApplicationSuite.D2" office:value-type="string">
            <text:p text:style-name="P21">Object</text:p>
          </table:table-cell>
        </table:table-row>
        <table:table-row>
          <table:table-cell table:style-name="ApplicationSuite.A2" office:value-type="string">
            <text:p text:style-name="P21">Looper</text:p>
          </table:table-cell>
          <table:table-cell table:style-name="ApplicationSuite.A2" office:value-type="string">
            <text:p text:style-name="P21">Count</text:p>
          </table:table-cell>
          <table:table-cell table:style-name="ApplicationSuite.A2" office:value-type="string">
            <text:p text:style-name="P21">Direct</text:p>
          </table:table-cell>
          <table:table-cell table:style-name="ApplicationSuite.D2" office:value-type="string">
            <text:p text:style-name="P21">int32</text:p>
          </table:table-cell>
        </table:table-row>
        <table:table-row>
          <table:table-cell table:style-name="ApplicationSuite.A2" office:value-type="string">
            <text:p text:style-name="P21">Name</text:p>
          </table:table-cell>
          <table:table-cell table:style-name="ApplicationSuite.A2" office:value-type="string">
            <text:p text:style-name="P21">Get</text:p>
          </table:table-cell>
          <table:table-cell table:style-name="ApplicationSuite.A2" office:value-type="string">
            <text:p text:style-name="P21">Direct</text:p>
          </table:table-cell>
          <table:table-cell table:style-name="ApplicationSuite.D2" office:value-type="string">
            <text:p text:style-name="P21">String</text:p>
          </table:table-cell>
        </table:table-row>
        <table:table-row>
          <table:table-cell table:style-name="ApplicationSuite.A2" office:value-type="string">
            <text:p text:style-name="P21">Windows</text:p>
          </table:table-cell>
          <table:table-cell table:style-name="ApplicationSuite.A2" office:value-type="string">
            <text:p text:style-name="P21">Get</text:p>
          </table:table-cell>
          <table:table-cell table:style-name="ApplicationSuite.A2" office:value-type="string">
            <text:p text:style-name="P21">Direct</text:p>
          </table:table-cell>
          <table:table-cell table:style-name="ApplicationSuite.D2" office:value-type="string">
            <text:p text:style-name="P21">BMessage</text:p>
          </table:table-cell>
        </table:table-row>
        <table:table-row>
          <table:table-cell table:style-name="ApplicationSuite.A2" office:value-type="string">
            <text:p text:style-name="P21">Loopers</text:p>
          </table:table-cell>
          <table:table-cell table:style-name="ApplicationSuite.A2" office:value-type="string">
            <text:p text:style-name="P21">Get</text:p>
          </table:table-cell>
          <table:table-cell table:style-name="ApplicationSuite.A2" office:value-type="string">
            <text:p text:style-name="P21">Direct</text:p>
          </table:table-cell>
          <table:table-cell table:style-name="ApplicationSuite.D2" office:value-type="string">
            <text:p text:style-name="P21">BMessage</text:p>
          </table:table-cell>
        </table:table-row>
      </table:table>
      <text:p text:style-name="P7"/>
      <text:p text:style-name="Text_20_body"><text:span text:style-name="T16">A window, </text:span><text:span text:style-name="T29">for example,</text:span><text:span text:style-name="T16"> can be referenced by index, reverse-order index, or by name. Getting the window itself isn't very useful, but accessing </text:span><text:span text:style-name="T30">a window's</text:span><text:span text:style-name="T16"> properties is. Here are a few of the more useful properties </text:span><text:span text:style-name="T31">in the </text:span><text:span text:style-name="Code"><text:span text:style-name="T31">"vnd.Be‑window"</text:span></text:span><text:span text:style-name="T31"> window suite:</text:span></text:p>
      <text:p text:style-name="P9"/>
      <table:table table:name="WindowSuiteExcerpt" table:style-name="WindowSuiteExcerpt">
        <table:table-column table:style-name="WindowSuiteExcerpt.A"/>
        <table:table-column table:style-name="WindowSuiteExcerpt.B"/>
        <table:table-column table:style-name="WindowSuiteExcerpt.C"/>
        <table:table-column table:style-name="WindowSuiteExcerpt.D"/>
        <table:table-header-rows>
          <table:table-row>
            <table:table-cell table:style-name="WindowSuiteExcerpt.A1" office:value-type="string">
              <text:p text:style-name="P31">Property Name</text:p>
            </table:table-cell>
            <table:table-cell table:style-name="WindowSuiteExcerpt.A1" office:value-type="string">
              <text:p text:style-name="P31">Command</text:p>
            </table:table-cell>
            <table:table-cell table:style-name="WindowSuiteExcerpt.A1" office:value-type="string">
              <text:p text:style-name="P31">Specifier</text:p>
            </table:table-cell>
            <table:table-cell table:style-name="WindowSuiteExcerpt.D1" office:value-type="string">
              <text:p text:style-name="P31">Return Type</text:p>
            </table:table-cell>
          </table:table-row>
        </table:table-header-rows>
        <table:table-row>
          <table:table-cell table:style-name="WindowSuiteExcerpt.A2" office:value-type="string">
            <text:p text:style-name="P22">Title</text:p>
          </table:table-cell>
          <table:table-cell table:style-name="WindowSuiteExcerpt.A2" office:value-type="string">
            <text:p text:style-name="P22">Get, Set</text:p>
          </table:table-cell>
          <table:table-cell table:style-name="WindowSuiteExcerpt.A2" office:value-type="string">
            <text:p text:style-name="P22">Direct</text:p>
          </table:table-cell>
          <table:table-cell table:style-name="WindowSuiteExcerpt.D2" office:value-type="string">
            <text:p text:style-name="P22">String</text:p>
          </table:table-cell>
        </table:table-row>
        <table:table-row>
          <table:table-cell table:style-name="WindowSuiteExcerpt.A2" office:value-type="string">
            <text:p text:style-name="P22">Frame</text:p>
          </table:table-cell>
          <table:table-cell table:style-name="WindowSuiteExcerpt.A2" office:value-type="string">
            <text:p text:style-name="P22">Get, Set</text:p>
          </table:table-cell>
          <table:table-cell table:style-name="WindowSuiteExcerpt.A2" office:value-type="string">
            <text:p text:style-name="P22">Direct</text:p>
          </table:table-cell>
          <table:table-cell table:style-name="WindowSuiteExcerpt.D2" office:value-type="string">
            <text:p text:style-name="P22">BRect</text:p>
          </table:table-cell>
        </table:table-row>
        <table:table-row>
          <table:table-cell table:style-name="WindowSuiteExcerpt.A2" office:value-type="string">
            <text:p text:style-name="P22">MenuBar</text:p>
          </table:table-cell>
          <table:table-cell table:style-name="WindowSuiteExcerpt.A2" office:value-type="string">
            <text:p text:style-name="P22">Any</text:p>
          </table:table-cell>
          <table:table-cell table:style-name="WindowSuiteExcerpt.A2" office:value-type="string">
            <text:p text:style-name="P22">Direct</text:p>
          </table:table-cell>
          <table:table-cell table:style-name="WindowSuiteExcerpt.D2" office:value-type="string">
            <text:p text:style-name="P22">Object</text:p>
          </table:table-cell>
        </table:table-row>
        <table:table-row>
          <table:table-cell table:style-name="WindowSuiteExcerpt.A2" office:value-type="string">
            <text:p text:style-name="P22">View</text:p>
          </table:table-cell>
          <table:table-cell table:style-name="WindowSuiteExcerpt.A2" office:value-type="string">
            <text:p text:style-name="P22">Count</text:p>
          </table:table-cell>
          <table:table-cell table:style-name="WindowSuiteExcerpt.A2" office:value-type="string">
            <text:p text:style-name="P22">Direct</text:p>
          </table:table-cell>
          <table:table-cell table:style-name="WindowSuiteExcerpt.D2" office:value-type="string">
            <text:p text:style-name="P22">Int32</text:p>
          </table:table-cell>
        </table:table-row>
        <table:table-row>
          <table:table-cell table:style-name="WindowSuiteExcerpt.A2" office:value-type="string">
            <text:p text:style-name="P22">View</text:p>
          </table:table-cell>
          <table:table-cell table:style-name="WindowSuiteExcerpt.A2" office:value-type="string">
            <text:p text:style-name="P22">Any*</text:p>
          </table:table-cell>
          <table:table-cell table:style-name="WindowSuiteExcerpt.A2" office:value-type="string">
            <text:p text:style-name="P22">Name, Index, Reverse Index</text:p>
          </table:table-cell>
          <table:table-cell table:style-name="WindowSuiteExcerpt.D2" office:value-type="string">
            <text:p text:style-name="P22">Object</text:p>
          </table:table-cell>
        </table:table-row>
      </table:table>
      <text:p text:style-name="P9"/>
      <text:p text:style-name="Text_20_body">Let's play around a bit with StyledEdit using these Terminal commands: </text:p>
      <text:p text:style-name="P9"/>
      <text:p text:style-name="P24">open /system/apps/StyledEdit </text:p>
      <text:p text:style-name="P24">hey StyledEdit set Title of Window "Untitled 1" to "Haiku Rocks" </text:p>
      <text:p text:style-name="P24">hey StyledEdit set Frame of Window 1 to "BRect(100,100,500,400)" </text:p>
      <text:p text:style-name="P24">hey StyledEdit <text:span text:style-name="T48">g</text:span>et Title of Window -1 </text:p>
      <text:p text:style-name="P9"/>
      <text:p text:style-name="Text_20_body"><text:span text:style-name="T32">First, </text:span><text:span text:style-name="T16">we open StyledEdit, </text:span><text:span text:style-name="T33">then we </text:span><text:span text:style-name="T16">change the title of the first blank document window to "Haiku Rocks" and </text:span><text:span text:style-name="T35">both </text:span><text:span text:style-name="T16">move and resize the window. StyledEdit's Window 0 happens to be </text:span><text:span text:style-name="T51">the </text:span><text:span text:style-name="T16">Open </text:span><text:span text:style-name="T34">File</text:span><text:span text:style-name="T51"> dialog </text:span><text:span text:style-name="T34">window, which is not really what we want, </text:span><text:span text:style-name="T53">so we skip ahead to Window 1</text:span><text:span text:style-name="T16">. Lastly, we obtain the title of the last window.</text:span></text:p>
      <text:p text:style-name="P9">Any time a property returns an object, it means that an additional specifier must be used to get at the subobject's properties. We can home in on a Window's views or menus this way. </text:p>
      <text:p text:style-name="P9"/>
      <text:p text:style-name="P24">hey StyledEdit get InternalName of View -1 of View 1 of Window -1 </text:p>
      <text:p text:style-name="P9"/>
      <text:p text:style-name="P8"><text:span text:style-name="T16">The name returned is </text:span><text:span text:style-name="Code"><text:span text:style-name="T16">textview</text:span></text:span><text:span text:style-name="T16">. Very interesting! We just homed in on the BTextView used to hold the text in a document window! </text:span><text:span text:style-name="T36">Perhaps the most amazing part about it all is that we didn't use one bit of C or C++ to do it. </text:span><text:span text:style-name="Code"><text:span text:style-name="T37">hey</text:span></text:span><text:span text:style-name="T37"> provides an interface to the scripting API which can be used easily from any language.</text:span></text:p>
      <text:h text:style-name="P36" text:outline-level="2"><text:soft-page-break/>Concluding Thoughts</text:h>
      <text:p text:style-name="P10">The scripting API that Haiku provides is very deep and powerful, but far underutilized or understood. With the ground we have covered here, you should be starting to get an idea of its potential. Any Haiku application can be "remotely controlled" in a limited way without any extra effort from the developer. An obscure program from the days of BeOS called DogWhistle used scripting with Tracker to create a unique file management application, for example. With a little work, your programs can be leveraged by others to do something which was previously not possible.</text:p>
      <text:h text:style-name="P37" text:outline-level="2">Going Further</text:h>
      <text:list xml:id="list830281614" text:style-name="L1">
        <text:list-item>
          <text:p text:style-name="P32"><text:span text:style-name="T38">Fire up the accompanying demo application </text:span><text:span text:style-name="T39">Scripting Explorer</text:span><text:span text:style-name="T38"> and use </text:span><text:span text:style-name="T52">it </text:span><text:span text:style-name="T38">to tinker around with some of the programs bundled with Haiku. See what interfaces some of the programs provide. How could they be used by others?</text:span></text:p>
        </text:list-item>
        <text:list-item>
          <text:p text:style-name="P33">What programs bundled with Haiku are<text:span text:style-name="T49"> </text:span><text:span text:style-name="T52">currently </text:span>of limited scripting use<text:span text:style-name="T49"> </text:span><text:span text:style-name="T52">and </text:span>could be expanded to be much more powerful? For what could some of them be used?</text:p>
        </text:list-item>
        <text:list-item>
          <text:p text:style-name="P33">For a real thinking challenge, what might go into a library designed to program the API purely from the scripting API? How could it be implemented?</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in" style:auto-text-indent="false"/>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italic" fo:font-weight="normal" style:font-size-asian="85%" style:font-style-asian="italic" style:font-weight-asian="normal" style:font-size-complex="85%" style:font-style-complex="italic" style:font-weight-complex="normal"/>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officeooo:rsid="0049f03e"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Code" style:family="text">
      <style:text-properties style:font-name="DejaVu Sans Mono2"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1" style:font-name-asian="DejaVu Sans Mono1" style:font-name-complex="DejaVu Sans Mono1"/>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proof-strike" style:family="text">
      <style:text-properties fo:color="#ff0000" style:text-line-through-style="solid" fo:background-color="#ffff00"/>
    </style:style>
    <style:style style:name="proof" style:family="text">
      <style:text-properties fo:color="#ff0000"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1-05-08T09:07:45</dc:date>
    <meta:editing-duration>PT114H31M21S</meta:editing-duration>
    <meta:editing-cycles>1779</meta:editing-cycles>
    <meta:generator>OpenOffice.org/3.2$Linux OpenOffice.org_project/320m19$Build-9505</meta:generator>
    <dc:creator>DarkWyrm </dc:creator>
    <meta:document-statistic meta:table-count="5" meta:image-count="1" meta:object-count="0" meta:page-count="6" meta:paragraph-count="205" meta:word-count="1449" meta:character-count="10814"/>
    <meta:user-defined meta:name="Info 1"/>
    <meta:user-defined meta:name="Info 2"/>
    <meta:user-defined meta:name="Info 3"/>
    <meta:user-defined meta:name="Info 4"/>
  </office:meta>
</office:document-meta>
</file>